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ato Heavy" svg:font-family="'Lato Heavy'" style:font-pitch="variable"/>
    <style:font-face style:name="padmaa-Bold.1.1" svg:font-family="padmaa-Bold.1.1" style:font-pitch="variable"/>
    <style:font-face style:name="Liberation Serif" svg:font-family="'Liberation Serif'" style:font-family-generic="roman"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101cm" fo:margin-bottom="0.101cm" loext:contextual-spacing="false" fo:line-height="100%" fo:text-align="center" style:justify-single-word="false"/>
      <style:text-properties style:font-name="DejaVu Math TeX Gyre" fo:font-size="15pt" fo:font-weight="bold" officeooo:rsid="00039ce5" officeooo:paragraph-rsid="00039ce5" style:font-size-asian="15pt" style:font-weight-asian="bold" style:font-size-complex="15pt" style:font-weight-complex="bold"/>
    </style:style>
    <style:style style:name="P2" style:family="paragraph" style:parent-style-name="Standard">
      <style:paragraph-properties fo:margin-top="0.101cm" fo:margin-bottom="0.101cm" loext:contextual-spacing="false" fo:line-height="100%" fo:text-align="center" style:justify-single-word="false"/>
      <style:text-properties style:font-name="DejaVu Math TeX Gyre" fo:font-size="13pt" fo:font-weight="bold" officeooo:rsid="00039ce5" officeooo:paragraph-rsid="00039ce5" style:font-size-asian="13pt" style:font-weight-asian="bold" style:font-size-complex="13pt" style:font-weight-complex="bold"/>
    </style:style>
    <style:style style:name="P3" style:family="paragraph" style:parent-style-name="Standard" style:list-style-name="L1">
      <style:paragraph-properties fo:margin-top="0.101cm" fo:margin-bottom="0.101cm" loext:contextual-spacing="false" fo:line-height="100%" fo:text-align="start"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4" style:family="paragraph" style:parent-style-name="Standard">
      <style:paragraph-properties fo:margin-top="0.101cm" fo:margin-bottom="0.101cm" loext:contextual-spacing="false" fo:line-height="100%" fo:text-align="start" style:justify-single-word="false"/>
      <style:text-properties style:font-name="DejaVu Math TeX Gyre" fo:font-size="12pt" fo:font-weight="normal" officeooo:rsid="000581c3" officeooo:paragraph-rsid="000581c3" style:font-size-asian="12pt" style:font-weight-asian="normal" style:font-size-complex="12pt" style:font-weight-complex="normal"/>
    </style:style>
    <style:style style:name="P5" style:family="paragraph" style:parent-style-name="Standard">
      <style:paragraph-properties fo:margin-top="0.101cm" fo:margin-bottom="0.1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0581c3" officeooo:paragraph-rsid="000581c3" style:font-size-asian="12pt" style:font-style-asian="normal" style:font-weight-asian="bold" style:font-size-complex="12pt" style:font-style-complex="normal" style:font-weight-complex="bold"/>
    </style:style>
    <style:style style:name="P6" style:family="paragraph" style:parent-style-name="Standard">
      <style:paragraph-properties fo:margin-top="0.101cm" fo:margin-bottom="0.1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bold" officeooo:rsid="0007591e" officeooo:paragraph-rsid="0007591e" style:font-size-asian="10.5pt" style:font-style-asian="normal" style:font-weight-asian="bold" style:font-size-complex="12pt" style:font-style-complex="normal" style:font-weight-complex="bold"/>
    </style:style>
    <style:style style:name="P7" style:family="paragraph" style:parent-style-name="Standard">
      <style:paragraph-properties fo:margin-top="0.101cm" fo:margin-bottom="0.1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normal" officeooo:rsid="0007591e" officeooo:paragraph-rsid="0007591e" style:font-size-asian="10.5pt" style:font-style-asian="normal" style:font-weight-asian="normal" style:font-size-complex="12pt" style:font-style-complex="normal" style:font-weight-complex="normal"/>
    </style:style>
    <style:style style:name="P8" style:family="paragraph" style:parent-style-name="Standard">
      <style:paragraph-properties fo:margin-top="0.101cm" fo:margin-bottom="0.101cm" loext:contextual-spacing="false" fo:line-height="100%" fo:text-align="start" style:justify-single-word="false"/>
      <style:text-properties style:font-name="DejaVu Math TeX Gyre" fo:font-size="12pt" fo:font-style="normal" style:text-underline-style="solid" style:text-underline-width="auto" style:text-underline-color="font-color" fo:font-weight="normal" officeooo:rsid="0008cb16" officeooo:paragraph-rsid="0008cb16" style:font-size-asian="10.5pt" style:font-style-asian="normal" style:font-weight-asian="normal" style:font-size-complex="12pt" style:font-style-complex="normal" style:font-weight-complex="normal"/>
    </style:style>
    <style:style style:name="P9" style:family="paragraph" style:parent-style-name="Standard">
      <style:paragraph-properties fo:margin-top="0.101cm" fo:margin-bottom="0.101cm" loext:contextual-spacing="false" fo:line-height="100%" fo:text-align="start" style:justify-single-word="false"/>
      <style:text-properties style:font-name="DejaVu Math TeX Gyre" fo:font-size="12pt" style:text-underline-style="solid" style:text-underline-width="auto" style:text-underline-color="font-color" fo:font-weight="bold" officeooo:rsid="00068205" officeooo:paragraph-rsid="00068205" style:font-size-asian="12pt" style:font-weight-asian="bold" style:font-size-complex="12pt" style:font-weight-complex="bold"/>
    </style:style>
    <style:style style:name="P10" style:family="paragraph" style:parent-style-name="Standard">
      <style:paragraph-properties fo:margin-top="0.101cm" fo:margin-bottom="0.101cm" loext:contextual-spacing="false" fo:line-height="100%" fo:text-align="start" style:justify-single-word="false"/>
      <style:text-properties style:font-name="DejaVu Math TeX Gyre" fo:font-size="12pt" style:text-underline-style="solid" style:text-underline-width="auto" style:text-underline-color="font-color" fo:font-weight="normal" officeooo:rsid="00068205" officeooo:paragraph-rsid="00068205" style:font-size-asian="12pt" style:font-weight-asian="normal" style:font-size-complex="12pt" style:font-weight-complex="normal"/>
    </style:style>
    <style:style style:name="P11" style:family="paragraph" style:parent-style-name="Standard" style:list-style-name="L2">
      <style:paragraph-properties fo:margin-top="0.101cm" fo:margin-bottom="0.101cm" loext:contextual-spacing="false" fo:line-height="100%" fo:text-align="start" style:justify-single-word="false"/>
      <style:text-properties style:font-name="DejaVu Math TeX Gyre" fo:font-size="12pt" style:text-underline-style="solid" style:text-underline-width="auto" style:text-underline-color="font-color" fo:font-weight="normal" officeooo:rsid="00068205" officeooo:paragraph-rsid="00068205" style:font-size-asian="12pt" style:font-weight-asian="normal" style:font-size-complex="12pt" style:font-weight-complex="normal"/>
    </style:style>
    <style:style style:name="P12" style:family="paragraph" style:parent-style-name="Standard">
      <style:paragraph-properties fo:margin-top="0.101cm" fo:margin-bottom="0.101cm" loext:contextual-spacing="false" fo:line-height="100%" fo:text-align="start" style:justify-single-word="false"/>
      <style:text-properties style:font-name="DejaVu Math TeX Gyre" fo:font-size="12pt" style:text-underline-style="solid" style:text-underline-width="auto" style:text-underline-color="font-color" fo:font-weight="normal" officeooo:rsid="00068205" officeooo:paragraph-rsid="000c6120" style:font-size-asian="12pt" style:font-weight-asian="normal" style:font-size-complex="12pt" style:font-weight-complex="normal"/>
    </style:style>
    <style:style style:name="P13" style:family="paragraph" style:parent-style-name="Standard" style:list-style-name="L5">
      <style:paragraph-properties fo:margin-top="0.101cm" fo:margin-bottom="0.101cm" loext:contextual-spacing="false" fo:line-height="100%" fo:text-align="start" style:justify-single-word="false"/>
      <style:text-properties style:font-name="DejaVu Math TeX Gyre" fo:font-size="12pt" style:text-underline-style="none" fo:font-weight="normal" officeooo:rsid="000f469c" officeooo:paragraph-rsid="000f469c" style:font-size-asian="12pt" style:font-weight-asian="normal" style:font-size-complex="12pt" style:font-weight-complex="normal"/>
    </style:style>
    <style:style style:name="P14" style:family="paragraph" style:parent-style-name="Standard" style:list-style-name="L5">
      <style:paragraph-properties fo:margin-top="0.101cm" fo:margin-bottom="0.101cm" loext:contextual-spacing="false" fo:line-height="100%" fo:text-align="start" style:justify-single-word="false"/>
      <style:text-properties style:font-name="DejaVu Math TeX Gyre" fo:font-size="12pt" style:text-underline-style="none" fo:font-weight="normal" officeooo:rsid="000f469c" officeooo:paragraph-rsid="000f5af4" style:font-size-asian="12pt" style:font-weight-asian="normal" style:font-size-complex="12pt" style:font-weight-complex="normal"/>
    </style:style>
    <style:style style:name="P15" style:family="paragraph" style:parent-style-name="Standard">
      <style:paragraph-properties fo:margin-top="0.101cm" fo:margin-bottom="0.101cm" loext:contextual-spacing="false" fo:line-height="100%" fo:text-align="start" style:justify-single-word="false"/>
      <style:text-properties style:font-name="DejaVu Math TeX Gyre" fo:font-size="10pt" fo:font-style="normal" style:text-underline-style="solid" style:text-underline-width="auto" style:text-underline-color="font-color" fo:font-weight="normal" officeooo:rsid="00068205" officeooo:paragraph-rsid="00068205" style:font-size-asian="10pt" style:font-style-asian="normal" style:font-weight-asian="normal" style:font-size-complex="10pt" style:font-style-complex="normal" style:font-weight-complex="normal"/>
    </style:style>
    <style:style style:name="P16" style:family="paragraph" style:parent-style-name="Standard" style:list-style-name="L3">
      <style:paragraph-properties fo:margin-top="0.101cm" fo:margin-bottom="0.101cm" loext:contextual-spacing="false" fo:line-height="100%" fo:text-align="start" style:justify-single-word="false"/>
      <style:text-properties officeooo:paragraph-rsid="0008cb16"/>
    </style:style>
    <style:style style:name="P17" style:family="paragraph" style:parent-style-name="Standard" style:list-style-name="L3">
      <style:paragraph-properties fo:margin-top="0.101cm" fo:margin-bottom="0.101cm" loext:contextual-spacing="false" fo:line-height="100%" fo:text-align="start" style:justify-single-word="false"/>
      <style:text-properties officeooo:rsid="0008cb16" officeooo:paragraph-rsid="0008cb16"/>
    </style:style>
    <style:style style:name="P18" style:family="paragraph" style:parent-style-name="Standard">
      <style:paragraph-properties fo:margin-top="0.101cm" fo:margin-bottom="0.101cm" loext:contextual-spacing="false" fo:line-height="100%" fo:text-align="start" style:justify-single-word="false"/>
      <style:text-properties style:font-name="Latin Modern Sans Demi Cond" fo:font-size="14pt" fo:font-style="italic" style:text-underline-style="none" fo:font-weight="normal" officeooo:rsid="000c6120" officeooo:paragraph-rsid="000c6120" style:font-size-asian="14pt" style:font-style-asian="italic" style:font-weight-asian="normal" style:font-size-complex="14pt" style:font-style-complex="italic" style:font-weight-complex="normal"/>
    </style:style>
    <style:style style:name="P19" style:family="paragraph" style:parent-style-name="Standard">
      <style:paragraph-properties fo:margin-top="0.101cm" fo:margin-bottom="0.101cm" loext:contextual-spacing="false" fo:line-height="100%" fo:text-align="center" style:justify-single-word="false" fo:padding-left="0cm" fo:padding-right="0cm" fo:padding-top="0cm" fo:padding-bottom="0.074cm" fo:border-left="none" fo:border-right="none" fo:border-top="none" fo:border-bottom="0.06pt solid #000000" style:join-border="false"/>
      <style:text-properties style:font-name="DejaVu Math TeX Gyre" fo:font-size="13pt" fo:font-weight="bold" officeooo:rsid="00039ce5" officeooo:paragraph-rsid="00039ce5" style:font-size-asian="13pt" style:font-weight-asian="bold" style:font-size-complex="13pt" style:font-weight-complex="bold"/>
    </style:style>
    <style:style style:name="P20" style:family="paragraph" style:parent-style-name="Standard" style:list-style-name="L4">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0e8d91" officeooo:paragraph-rsid="000e8d91" style:font-size-asian="12pt" style:font-weight-asian="normal" style:font-size-complex="12pt" style:font-weight-complex="normal"/>
    </style:style>
    <style:style style:name="P21"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0ec903" officeooo:paragraph-rsid="000ec903" style:font-size-asian="12pt" style:font-weight-asian="normal" style:font-size-complex="12pt" style:font-weight-complex="normal"/>
    </style:style>
    <style:style style:name="P22" style:family="paragraph" style:parent-style-name="Standard" style:list-style-name="L5">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0f469c" officeooo:paragraph-rsid="000f469c" style:font-size-asian="12pt" style:font-weight-asian="normal" style:font-size-complex="12pt" style:font-weight-complex="normal"/>
    </style:style>
    <style:style style:name="P23"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0f469c" officeooo:paragraph-rsid="000f5af4" style:font-size-asian="12pt" style:font-weight-asian="normal" style:font-size-complex="12pt" style:font-weight-complex="normal"/>
    </style:style>
    <style:style style:name="P24"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0f469c" officeooo:paragraph-rsid="0011a932" style:font-size-asian="12pt" style:font-weight-asian="normal" style:font-size-complex="12pt" style:font-weight-complex="normal"/>
    </style:style>
    <style:style style:name="P25"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11a932" officeooo:paragraph-rsid="0011a932" style:font-size-asian="12pt" style:font-weight-asian="normal" style:font-size-complex="12pt" style:font-weight-complex="normal"/>
    </style:style>
    <style:style style:name="P26"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11a932" officeooo:paragraph-rsid="0011e1e5" style:font-size-asian="12pt" style:font-weight-asian="normal" style:font-size-complex="12pt" style:font-weight-complex="normal"/>
    </style:style>
    <style:style style:name="P27"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16e341" officeooo:paragraph-rsid="001c92f1" style:font-size-asian="12pt" style:font-weight-asian="normal" style:font-size-complex="12pt" style:font-weight-complex="normal"/>
    </style:style>
    <style:style style:name="P28"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1dc895" officeooo:paragraph-rsid="001dc895" style:font-size-asian="12pt" style:font-weight-asian="normal" style:font-size-complex="12pt" style:font-weight-complex="normal"/>
    </style:style>
    <style:style style:name="P29" style:family="paragraph" style:parent-style-name="Standard">
      <style:paragraph-properties fo:margin-top="0.201cm" fo:margin-bottom="0.201cm" loext:contextual-spacing="false" fo:line-height="100%" fo:text-align="start" style:justify-single-word="false"/>
      <style:text-properties style:font-name="DejaVu Math TeX Gyre" fo:font-size="12pt" style:text-underline-style="none" fo:font-weight="normal" officeooo:rsid="0025f366" officeooo:paragraph-rsid="0025f366" style:font-size-asian="12pt" style:font-weight-asian="normal" style:font-size-complex="12pt" style:font-weight-complex="normal"/>
    </style:style>
    <style:style style:name="P30" style:family="paragraph" style:parent-style-name="Standard">
      <style:paragraph-properties fo:margin-top="0.201cm" fo:margin-bottom="0.201cm" loext:contextual-spacing="false" fo:line-height="100%" fo:text-align="start" style:justify-single-word="false"/>
      <style:text-properties style:font-name="Latin Modern Sans Demi Cond" fo:font-size="14pt" fo:font-style="italic" style:text-underline-style="none" fo:font-weight="normal" officeooo:rsid="000c6120" officeooo:paragraph-rsid="000e8d91" style:font-size-asian="14pt" style:font-style-asian="italic" style:font-weight-asian="normal" style:font-size-complex="14pt" style:font-style-complex="italic" style:font-weight-complex="normal"/>
    </style:style>
    <style:style style:name="P31" style:family="paragraph" style:parent-style-name="Standard">
      <style:paragraph-properties fo:margin-top="0.201cm" fo:margin-bottom="0.201cm" loext:contextual-spacing="false" fo:line-height="100%" fo:text-align="start" style:justify-single-word="false"/>
      <style:text-properties style:font-name="Latin Modern Sans Demi Cond" fo:font-size="14pt" fo:font-style="italic" style:text-underline-style="none" fo:font-weight="normal" officeooo:rsid="000c6120" officeooo:paragraph-rsid="000f469c" style:font-size-asian="14pt" style:font-style-asian="italic" style:font-weight-asian="normal" style:font-size-complex="14pt" style:font-style-complex="italic" style:font-weight-complex="normal"/>
    </style:style>
    <style:style style:name="P32" style:family="paragraph" style:parent-style-name="Standard">
      <style:paragraph-properties fo:margin-top="0.201cm" fo:margin-bottom="0.201cm" loext:contextual-spacing="false" fo:line-height="100%" fo:text-align="start" style:justify-single-word="false" fo:break-before="page"/>
      <style:text-properties style:font-name="DejaVu Math TeX Gyre" fo:font-size="12pt" style:text-underline-style="solid" style:text-underline-width="auto" style:text-underline-color="font-color" fo:font-weight="bold" officeooo:rsid="00133b8b" officeooo:paragraph-rsid="00133b8b" style:font-size-asian="12pt" style:font-weight-asian="bold" style:font-size-complex="12pt" style:font-weight-complex="bold"/>
    </style:style>
    <style:style style:name="P33" style:family="paragraph" style:parent-style-name="Standard">
      <style:paragraph-properties fo:margin-top="0cm" fo:margin-bottom="0cm" loext:contextual-spacing="false" fo:line-height="100%" fo:text-align="start" style:justify-single-word="false"/>
      <style:text-properties style:font-name="DejaVu Math TeX Gyre" fo:font-size="12pt" style:text-underline-style="none" fo:font-weight="normal" officeooo:rsid="000e8d91" officeooo:paragraph-rsid="000e8d91" style:font-size-asian="12pt" style:font-weight-asian="normal" style:font-size-complex="12pt" style:font-weight-complex="normal"/>
    </style:style>
    <style:style style:name="P34" style:family="paragraph" style:parent-style-name="Standard" style:list-style-name="L4">
      <style:paragraph-properties fo:margin-top="0cm" fo:margin-bottom="0cm" loext:contextual-spacing="false" fo:line-height="100%" fo:text-align="start" style:justify-single-word="false"/>
      <style:text-properties style:font-name="DejaVu Math TeX Gyre" fo:font-size="12pt" style:text-underline-style="none" fo:font-weight="normal" officeooo:rsid="000e8d91" officeooo:paragraph-rsid="000e8d91" style:font-size-asian="12pt" style:font-weight-asian="normal" style:font-size-complex="12pt" style:font-weight-complex="normal"/>
    </style:style>
    <style:style style:name="P35" style:family="paragraph" style:parent-style-name="Standard">
      <style:paragraph-properties fo:margin-top="0cm" fo:margin-bottom="0cm" loext:contextual-spacing="false" fo:line-height="100%" fo:text-align="start" style:justify-single-word="false"/>
      <style:text-properties style:font-name="DejaVu Math TeX Gyre" fo:font-size="12pt" style:text-underline-style="none" fo:font-weight="normal" officeooo:rsid="000e8d91" officeooo:paragraph-rsid="000f469c" style:font-size-asian="12pt" style:font-weight-asian="normal" style:font-size-complex="12pt" style:font-weight-complex="normal"/>
    </style:style>
    <style:style style:name="P36" style:family="paragraph" style:parent-style-name="Standard" style:list-style-name="L5">
      <style:paragraph-properties fo:margin-top="0cm" fo:margin-bottom="0cm" loext:contextual-spacing="false" fo:line-height="100%" fo:text-align="start" style:justify-single-word="false"/>
      <style:text-properties style:font-name="DejaVu Math TeX Gyre" fo:font-size="12pt" style:text-underline-style="none" fo:font-weight="normal" officeooo:rsid="000f469c" officeooo:paragraph-rsid="000f469c"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0e8d91"/>
    </style:style>
    <style:style style:name="T3" style:family="text">
      <style:text-properties style:text-underline-style="none" officeooo:rsid="002190d4"/>
    </style:style>
    <style:style style:name="T4" style:family="text">
      <style:text-properties officeooo:rsid="00086eff"/>
    </style:style>
    <style:style style:name="T5" style:family="text">
      <style:text-properties style:font-name="DejaVu Math TeX Gyre" fo:font-size="12pt" fo:font-style="normal" style:text-underline-style="none" fo:font-weight="normal" style:font-size-asian="10.5pt" style:font-style-asian="normal" style:font-weight-asian="normal" style:font-size-complex="12pt" style:font-style-complex="normal" style:font-weight-complex="normal"/>
    </style:style>
    <style:style style:name="T6" style:family="text">
      <style:text-properties style:font-name="DejaVu Math TeX Gyre" fo:font-size="12pt" fo:font-style="normal" style:text-underline-style="none" fo:font-weight="normal" officeooo:rsid="0008cb16" style:font-size-asian="10.5pt" style:font-style-asian="normal" style:font-weight-asian="normal" style:font-size-complex="12pt" style:font-style-complex="normal" style:font-weight-complex="normal"/>
    </style:style>
    <style:style style:name="T7" style:family="text">
      <style:text-properties style:font-name="DejaVu Math TeX Gyre" fo:font-size="12pt" fo:font-style="normal" style:text-underline-style="none" fo:font-weight="normal" officeooo:rsid="000a6a97" style:font-size-asian="10.5pt" style:font-style-asian="normal" style:font-weight-asian="normal" style:font-size-complex="12pt" style:font-style-complex="normal" style:font-weight-complex="normal"/>
    </style:style>
    <style:style style:name="T8" style:family="text">
      <style:text-properties style:font-name="DejaVu Math TeX Gyre" fo:font-size="12pt" fo:font-style="normal" style:text-underline-style="none" fo:font-weight="normal" officeooo:rsid="002190d4" style:font-size-asian="10.5pt" style:font-style-asian="normal" style:font-weight-asian="normal" style:font-size-complex="12pt" style:font-style-complex="normal" style:font-weight-complex="normal"/>
    </style:style>
    <style:style style:name="T9" style:family="text">
      <style:text-properties fo:font-style="normal" style:text-underline-style="none" style:font-size-asian="10.5pt" style:font-style-asian="normal" style:font-style-complex="normal"/>
    </style:style>
    <style:style style:name="T10" style:family="text">
      <style:text-properties fo:font-style="normal" style:text-underline-style="none" officeooo:rsid="000c6120" style:font-size-asian="10.5pt" style:font-style-asian="normal" style:font-style-complex="normal"/>
    </style:style>
    <style:style style:name="T11" style:family="text">
      <style:text-properties fo:font-style="normal" style:font-size-asian="10.5pt" style:font-style-asian="normal" style:font-style-complex="normal"/>
    </style:style>
    <style:style style:name="T12" style:family="text">
      <style:text-properties fo:font-style="normal" officeooo:rsid="000e8d91" style:font-size-asian="10.5pt" style:font-style-asian="normal" style:font-style-complex="normal"/>
    </style:style>
    <style:style style:name="T13" style:family="text">
      <style:text-properties fo:font-style="normal" officeooo:rsid="000ec903" style:font-size-asian="10.5pt" style:font-style-asian="normal" style:font-style-complex="normal"/>
    </style:style>
    <style:style style:name="T14" style:family="text">
      <style:text-properties fo:font-style="normal" officeooo:rsid="000f469c" style:font-size-asian="10.5pt" style:font-style-asian="normal" style:font-style-complex="normal"/>
    </style:style>
    <style:style style:name="T15" style:family="text">
      <style:text-properties fo:font-style="normal" officeooo:rsid="000f5af4" style:font-size-asian="10.5pt" style:font-style-asian="normal" style:font-style-complex="normal"/>
    </style:style>
    <style:style style:name="T16" style:family="text">
      <style:text-properties fo:font-style="normal" officeooo:rsid="000fdf45" style:font-size-asian="10.5pt" style:font-style-asian="normal" style:font-style-complex="normal"/>
    </style:style>
    <style:style style:name="T17" style:family="text">
      <style:text-properties fo:font-style="normal" officeooo:rsid="001186fa" style:font-size-asian="10.5pt" style:font-style-asian="normal" style:font-style-complex="normal"/>
    </style:style>
    <style:style style:name="T18" style:family="text">
      <style:text-properties fo:font-style="normal" officeooo:rsid="0011a932" style:font-size-asian="10.5pt" style:font-style-asian="normal" style:font-style-complex="normal"/>
    </style:style>
    <style:style style:name="T19" style:family="text">
      <style:text-properties fo:font-style="normal" officeooo:rsid="0011e1e5" style:font-size-asian="10.5pt" style:font-style-asian="normal" style:font-style-complex="normal"/>
    </style:style>
    <style:style style:name="T20" style:family="text">
      <style:text-properties fo:font-style="normal" officeooo:rsid="00183ddc" style:font-size-asian="10.5pt" style:font-style-asian="normal" style:font-style-complex="normal"/>
    </style:style>
    <style:style style:name="T21" style:family="text">
      <style:text-properties fo:font-style="normal" officeooo:rsid="0019bce7" style:font-size-asian="10.5pt" style:font-style-asian="normal" style:font-style-complex="normal"/>
    </style:style>
    <style:style style:name="T22" style:family="text">
      <style:text-properties fo:font-style="normal" officeooo:rsid="0019d4ee" style:font-size-asian="10.5pt" style:font-style-asian="normal" style:font-style-complex="normal"/>
    </style:style>
    <style:style style:name="T23" style:family="text">
      <style:text-properties fo:font-style="normal" officeooo:rsid="001a04d6" style:font-size-asian="10.5pt" style:font-style-asian="normal" style:font-style-complex="normal"/>
    </style:style>
    <style:style style:name="T24" style:family="text">
      <style:text-properties fo:font-style="normal" officeooo:rsid="001a23f6" style:font-size-asian="10.5pt" style:font-style-asian="normal" style:font-style-complex="normal"/>
    </style:style>
    <style:style style:name="T25" style:family="text">
      <style:text-properties fo:font-style="normal" officeooo:rsid="001bce46" style:font-size-asian="10.5pt" style:font-style-asian="normal" style:font-style-complex="normal"/>
    </style:style>
    <style:style style:name="T26" style:family="text">
      <style:text-properties fo:font-style="normal" officeooo:rsid="001f6332" style:font-size-asian="10.5pt" style:font-style-asian="normal" style:font-style-complex="normal"/>
    </style:style>
    <style:style style:name="T27" style:family="text">
      <style:text-properties fo:font-style="normal" officeooo:rsid="00236e3b" style:font-size-asian="10.5pt" style:font-style-asian="normal" style:font-style-complex="normal"/>
    </style:style>
    <style:style style:name="T28" style:family="text">
      <style:text-properties fo:font-style="normal" officeooo:rsid="00246251" style:font-size-asian="10.5pt" style:font-style-asian="normal" style:font-style-complex="normal"/>
    </style:style>
    <style:style style:name="T29" style:family="text">
      <style:text-properties fo:font-style="normal" officeooo:rsid="00276523" style:font-size-asian="10.5pt" style:font-style-asian="normal" style:font-style-complex="normal"/>
    </style:style>
    <style:style style:name="T30" style:family="text">
      <style:text-properties fo:font-style="normal" officeooo:rsid="0029f4ee" style:font-size-asian="10.5pt" style:font-style-asian="normal" style:font-style-complex="normal"/>
    </style:style>
    <style:style style:name="T31" style:family="text">
      <style:text-properties fo:font-style="normal" style:text-underline-style="solid" style:text-underline-width="auto" style:text-underline-color="font-color" fo:font-weight="bold" officeooo:rsid="001c92f1" style:font-size-asian="10.5pt" style:font-style-asian="normal" style:font-weight-asian="bold" style:font-style-complex="normal" style:font-weight-complex="bold"/>
    </style:style>
    <style:style style:name="T32" style:family="text">
      <style:text-properties officeooo:rsid="000e8d91"/>
    </style:style>
    <style:style style:name="T33" style:family="text">
      <style:text-properties officeooo:rsid="0015d9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A 250 Deep Learning</text:p>
      <text:p text:style-name="P19">Assignment 1</text:p>
      <text:p text:style-name="P2"/>
      <text:p text:style-name="P5">Python Dependencies and Requirements</text:p>
      <text:list xml:id="list1424003956" text:style-name="L1">
        <text:list-item>
          <text:p text:style-name="P3">python <text:span text:style-name="T4">(v</text:span>3.7<text:span text:style-name="T4">)</text:span></text:p>
        </text:list-item>
        <text:list-item>
          <text:p text:style-name="P3">tensorflow <text:span text:style-name="T4">(v</text:span>2.1<text:span text:style-name="T4">)</text:span></text:p>
        </text:list-item>
        <text:list-item>
          <text:p text:style-name="P3">Other libraries use<text:span text:style-name="T33">d:</text:span> argparse, numpy, os</text:p>
        </text:list-item>
      </text:list>
      <text:p text:style-name="P4"/>
      <text:p text:style-name="P9">Instructions to run</text:p>
      <text:p text:style-name="P10"><text:span text:style-name="T1">The ‘main.py’ is the interface to the program. It is programmed to run in two modes – train mode and test mode. The ‘main.py’, when executed without any arguments, enters into training the deep network. The ‘main.py’ when executed with the (optional argument) ‘--test-data &lt;test_file&gt;’ enters into test mode and produces the ‘Software1.0.txt’ and ‘Software2.0.txt’.</text:span></text:p>
      <text:list xml:id="list667864869" text:style-name="L2">
        <text:list-item>
          <text:p text:style-name="P11"><text:span text:style-name="T1">Train mode : python main.py</text:span></text:p>
        </text:list-item>
        <text:list-item>
          <text:p text:style-name="P11"><text:span text:style-name="T1">Test mode <text:tab/> : python main.py –test-data &lt;test_file&gt;</text:span></text:p>
        </text:list-item>
      </text:list>
      <text:p text:style-name="P15"><text:span text:style-name="T1"><text:tab/>NB: &lt;test_file&gt; has to be in the same directory as ‘main.py’</text:span></text:p>
      <text:p text:style-name="P7"><text:span text:style-name="T1"/></text:p>
      <text:p text:style-name="P6">Program details</text:p>
      <text:p text:style-name="P8"><text:span text:style-name="T1">This program is an implementation of FizzBuzz using traditional methods (Software1.0) and using deep learning (Software2.0). The Fizz</text:span><text:span text:style-name="T2">B</text:span><text:span text:style-name="T1">uzz is a simple task of classifying numbers into four categories – fizz (numbers divis</text:span><text:span text:style-name="T3">i</text:span><text:span text:style-name="T1">ble 3), buzz (numbers divisible by 5), fizzbuzz (numbers divisible by 15) and other number</text:span><text:span text:style-name="T3">s</text:span><text:span text:style-name="T1"> as such. The program has three major components: </text:span></text:p>
      <text:list xml:id="list799644725" text:style-name="L3">
        <text:list-item>
          <text:p text:style-name="P16"><text:span text:style-name="T6">‘main.py’ <text:tab/> <text:s text:c="5"/>: This python file acts as a client file for the user to <text:tab/><text:tab/><text:tab/> <text:s text:c="8"/>interact</text:span></text:p>
        </text:list-item>
        <text:list-item>
          <text:p text:style-name="P17"><text:span text:style-name="T5">sofware_1_0 <text:s text:c="4"/>: This is a python package consisting of files for <text:tab/><text:tab/><text:tab/><text:tab/> <text:s text:c="8"/>implementa</text:span><text:span text:style-name="T8">t</text:span><text:span text:style-name="T5">ion using traditional modulo arithmetic.</text:span></text:p>
        </text:list-item>
        <text:list-item>
          <text:p text:style-name="P17"><text:span text:style-name="T5">sofware_</text:span><text:span text:style-name="T7">2</text:span><text:span text:style-name="T5">_0 <text:s text:c="4"/>: This is a python package consisting of files for <text:tab/><text:tab/><text:tab/><text:tab/> <text:s text:c="8"/>implementa</text:span><text:span text:style-name="T8">t</text:span><text:span text:style-name="T5">ion using modern deep learning.</text:span></text:p>
        </text:list-item>
      </text:list>
      <text:p text:style-name="P18">‘main.py’</text:p>
      <text:p text:style-name="P12"><text:span text:style-name="T9">The ‘main.py’ is programmed to run in two modes – train mode and test mode. The ‘main.py’, when exectuted without any arguments, enters into training </text:span><text:span text:style-name="T10">mode and </text:span><text:span text:style-name="T9">when executed with the optional argument test mode.</text:span></text:p>
      <text:p text:style-name="P30">‘<text:span text:style-name="T32">software_1_o</text:span>’</text:p>
      <text:p text:style-name="P33"><text:span text:style-name="T11">The software_1_0 package consists of files used for implementing FizzBuzz using modulo arithmetic. This package consi</text:span><text:span text:style-name="T27">s</text:span><text:span text:style-name="T11">ts of two files.</text:span></text:p>
      <text:list xml:id="list1745971837" text:style-name="L4">
        <text:list-item>
          <text:p text:style-name="P20"><text:span text:style-name="T11">fizzbuzz.py</text:span></text:p>
        </text:list-item>
        <text:list-item>
          <text:p text:style-name="P34"><text:span text:style-name="T11">accuracy.py</text:span></text:p>
        </text:list-item>
      </text:list>
      <text:p text:style-name="P33"><text:soft-page-break/><text:span text:style-name="T11">‘fizzbuzz.py’ module has a fizzbuzz() function that takes a filename (&lt;test_file&gt;) as input. The function then opens the input file, reads it line by line to obtain the number and class</text:span><text:span text:style-name="T27">i</text:span><text:span text:style-name="T11">fies it into one of the four categories. It then writes the classes to a text file ‘Software</text:span><text:span text:style-name="T13">1</text:span><text:span text:style-name="T11">.txt’ in the same directory as that of ‘main.py’.</text:span></text:p>
      <text:p text:style-name="P21"><text:span text:style-name="T11">‘accuracy.py’ module has a</text:span><text:span text:style-name="T27">n</text:span><text:span text:style-name="T11"> accuracy() fun</text:span><text:span text:style-name="T19">c</text:span><text:span text:style-name="T11">tion that compares the ‘Software1.txt’ outputted by ‘fizzbuzz.py’ with ‘test_output.txt’ file present in the </text:span><text:span text:style-name="T12">same directory as that of ‘main.py’. </text:span><text:span text:style-name="T11">It finally calculates and prints the accuracy of classification.</text:span></text:p>
      <text:p text:style-name="P31">‘<text:span text:style-name="T32">software_2_o</text:span>’</text:p>
      <text:p text:style-name="P35"><text:span text:style-name="T11">The software_</text:span><text:span text:style-name="T14">2</text:span><text:span text:style-name="T11">_0 package consists of files used for implementing FizzBuzz using </text:span><text:span text:style-name="T14">deep learning</text:span><text:span text:style-name="T11">. This package consi</text:span><text:span text:style-name="T27">s</text:span><text:span text:style-name="T11">ts of </text:span><text:span text:style-name="T14">five </text:span><text:span text:style-name="T11">files.</text:span></text:p>
      <text:list xml:id="list2541763127" text:style-name="L5">
        <text:list-item>
          <text:p text:style-name="P22"><text:span text:style-name="T11">generate_train_data.py</text:span></text:p>
        </text:list-item>
        <text:list-item>
          <text:p text:style-name="P36"><text:span text:style-name="T11">model_parameters.py</text:span></text:p>
        </text:list-item>
        <text:list-item>
          <text:p text:style-name="P13"><text:span text:style-name="T11">model_train.py</text:span></text:p>
        </text:list-item>
        <text:list-item>
          <text:p text:style-name="P13"><text:span text:style-name="T11">model_test.py</text:span></text:p>
        </text:list-item>
        <text:list-item>
          <text:p text:style-name="P14"><text:span text:style-name="T11">model_accuracy.py</text:span></text:p>
        </text:list-item>
      </text:list>
      <text:p text:style-name="P23"><text:span text:style-name="T11">‘</text:span><text:span text:style-name="T15">generate_train_data</text:span><text:span text:style-name="T11">’ </text:span><text:span text:style-name="T15">module has three functions of which <text:s/>generate_train_data() generates the training data set depending on the arguments passed such as TRAIN_BEGIN, TRAIN_END etc. </text:span><text:span text:style-name="T16">Each number between TRAIN_BEGIN and TRAIN_END is converted to an numpy array with entries according to the binary sequence of that number. Also for each number, one hot encoded (according to the class) categorical numpy array is generated. Th</text:span><text:span text:style-name="T27">e</text:span><text:span text:style-name="T16">s</text:span><text:span text:style-name="T27">e</text:span><text:span text:style-name="T16"> two arrays for the training data (train_X and train_Y).</text:span></text:p>
      <text:p text:style-name="P23"><text:span text:style-name="T16">‘</text:span><text:span text:style-name="T17">model_parameters.py</text:span><text:span text:style-name="T16">’ </text:span><text:span text:style-name="T17">has model hyperparamter variables such as epochs, learning rate, batch size etc initialized with values.</text:span></text:p>
      <text:p text:style-name="P24"><text:span text:style-name="T17">‘</text:span><text:span text:style-name="T18">model_train.py</text:span><text:span text:style-name="T17">’ </text:span><text:span text:style-name="T18">module has the model_train() function, which trains the deep network using the training data generated with tensorflow backend. After the model is trained, it is stored in a ‘./model’ directory</text:span><text:span text:style-name="T12">.</text:span></text:p>
      <text:p text:style-name="P25"><text:span text:style-name="T12">‘m</text:span><text:span text:style-name="T11">odel_test.py’ module has model_test() </text:span><text:span text:style-name="T12">function that takes a filename (&lt;test_file&gt;) as input. </text:span><text:span text:style-name="T11">The </text:span><text:span text:style-name="T19">function opens and loads the saved model from ‘./model’ directory. It </text:span><text:span text:style-name="T12">then opens the input file, reads it line by line to obtain the number and class</text:span><text:span text:style-name="T28">i</text:span><text:span text:style-name="T12">fies it into one of the four categories </text:span><text:span text:style-name="T19">depending on the output of the network model</text:span><text:span text:style-name="T12">. It then writes the classes to a text file ‘Software</text:span><text:span text:style-name="T19">2</text:span><text:span text:style-name="T12">.txt’ in the same directory as that of ‘main.py’.</text:span></text:p>
      <text:p text:style-name="P26"><text:span text:style-name="T12">‘</text:span><text:span text:style-name="T19">model_accuracy.py</text:span><text:span text:style-name="T12">’ </text:span><text:span text:style-name="T19">has a model_accuracy() </text:span><text:span text:style-name="T13">fun</text:span><text:span text:style-name="T19">c</text:span><text:span text:style-name="T13">tion that compares the ‘Software</text:span><text:span text:style-name="T19">2</text:span><text:span text:style-name="T13">.txt’ outputted by ‘</text:span><text:span text:style-name="T19">model_test</text:span><text:span text:style-name="T13">.py’ with ‘test_output.txt’ file present in the </text:span><text:span text:style-name="T12">same directory as that of ‘main.py’. </text:span><text:span text:style-name="T13">It finally calculates and prints the accuracy of classification.</text:span></text:p>
      <text:p text:style-name="P32"><text:span text:style-name="T13">M</text:span><text:span text:style-name="T11">odel architecture</text:span></text:p>
      <text:p text:style-name="P27"><text:span text:style-name="T11">The model is defined using Keras API within Tensorflow. The architecture has two Dense layers with 512 units each. </text:span><text:span text:style-name="T20">Relu activation is used for both layers for activating the </text:span><text:span text:style-name="T21">out</text:span><text:span text:style-name="T20">puts. </text:span><text:span text:style-name="T22">A dropout layer is added after these dense layers to regularize and prevent overfitting. </text:span><text:span text:style-name="T25">The loss function used was ‘categorical_crossentropy’, and the optimizer used was ‘RMSprop()’. </text:span><text:span text:style-name="T23">The output layer of the network is a dense layer with four categories, </text:span><text:span text:style-name="T24">with softmax activation. </text:span><text:span text:style-name="T25">The model was trained for 5</text:span><text:span text:style-name="T26">0</text:span><text:span text:style-name="T25"> epochs with batch size of 32.</text:span></text:p>
      <text:p text:style-name="P27"><text:span text:style-name="T31">Results</text:span></text:p>
      <text:p text:style-name="P28"><text:span text:style-name="T11">The FizzBuzz task was implemented using the traditional modulo arithmetic method as well </text:span><text:span text:style-name="T28">as </text:span><text:span text:style-name="T11">using the deep learning method. The modulo arithmetic method (Sotfware1.0) produced an accuracy of 100%. On the other hand, the deep learning method </text:span><text:span text:style-name="T26">(Software2.0)</text:span><text:span text:style-name="T11"> produced an accuracy of 9</text:span><text:span text:style-name="T26">8</text:span><text:span text:style-name="T11">% on the test data, which is quite good.</text:span></text:p>
      <text:p text:style-name="P29"><text:span text:style-name="T11">The Software1.0 implementation is bound to produce 100% accuracy due to the nature of its logic. The Software2.0 implementation uses a deep network </text:span><text:span text:style-name="T30">that</text:span><text:span text:style-name="T11"> learns the different characteristics of the four classes from the training data and then uses it to predict the classes for test data. </text:span><text:span text:style-name="T29">The performance of the network varies with different parameters, different optimizers and different structure</text:span><text:span text:style-name="T30">s</text:span><text:span text:style-name="T29">. The structure used in this project was obtained by trying many of such combin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ato Heavy" svg:font-family="'Lato Heavy'" style:font-pitch="variable"/>
    <style:font-face style:name="padmaa-Bold.1.1" svg:font-family="padmaa-Bold.1.1" style:font-pitch="variable"/>
    <style:font-face style:name="Liberation Serif" svg:font-family="'Liberation Serif'" style:font-family-generic="roman" style:font-pitch="variable"/>
    <style:font-face style:name="Latin Modern Sans Demi Cond" svg:font-family="'Latin Modern Sans Demi Con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1T09:32:30.020463683</meta:creation-date>
    <dc:date>2020-01-21T12:05:25.975890691</dc:date>
    <meta:editing-duration>PT1H41M17S</meta:editing-duration>
    <meta:editing-cycles>33</meta:editing-cycles>
    <meta:generator>LibreOffice/6.0.7.3$Linux_X86_64 LibreOffice_project/00m0$Build-3</meta:generator>
    <meta:document-statistic meta:table-count="0" meta:image-count="0" meta:object-count="0" meta:page-count="3" meta:paragraph-count="41" meta:word-count="827" meta:character-count="5469" meta:non-whitespace-character-count="4638"/>
  </office:meta>
</office:document-meta>
</file>